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54f52" officeooo:paragraph-rsid="00154f52"/>
    </style:style>
    <style:style style:name="P2" style:family="paragraph" style:parent-style-name="Standard">
      <style:text-properties fo:language="ru" fo:country="RU" officeooo:rsid="00154f52" officeooo:paragraph-rsid="00154f52"/>
    </style:style>
    <style:style style:name="P3" style:family="paragraph" style:parent-style-name="Standard" style:list-style-name="L1">
      <style:text-properties fo:language="ru" fo:country="RU" officeooo:rsid="00154f52" officeooo:paragraph-rsid="00154f52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wlingEngine – <text:span text:style-name="T1">движок, на основе которого можно будет сделать игру «Боулинг».</text:span></text:p>
      <text:p text:style-name="P2">Особенности движка:</text:p>
      <text:list text:style-name="L1">
        <text:list-item>
          <text:p text:style-name="P3">Разделение на <text:span text:style-name="T2">core </text:span>и <text:span text:style-name="T2">meta </text:span>геймплей;</text:p>
        </text:list-item>
        <text:list-item>
          <text:p text:style-name="P3">Асинхронная загрузка сцен и объектов;</text:p>
        </text:list-item>
        <text:list-item>
          <text:p text:style-name="P3">Отдельный экран при загрузке;</text:p>
        </text:list-item>
        <text:list-item>
          <text:p text:style-name="P3">Движение мяча сплайнами;</text:p>
        </text:list-item>
        <text:list-item>
          <text:p text:style-name="P3">Отскок кегль при соприкосновении с мячом;</text:p>
        </text:list-item>
        <text:list-item>
          <text:p text:style-name="P3">Настройка уровня: кегли, кол-во бросков и фреймов и тд.;</text:p>
        </text:list-item>
        <text:list-item>
          <text:p text:style-name="P3">Настройка мячей: их вид и настройки;</text:p>
        </text:list-item>
        <text:list-item>
          <text:p text:style-name="P3">Настройке кеглей: их вид и настройки;</text:p>
        </text:list-item>
      </text:list>
      <text:p text:style-name="P1">Core <text:span text:style-name="T1">геймплей:</text:span></text:p>
      <text:p text:style-name="P2">Представляет из себя стандартную игру в боулинг.</text:p>
      <text:p text:style-name="P1">Meta <text:span text:style-name="T1">геймплей:</text:span></text:p>
      <text:p text:style-name="P2">Представляет из себя главное окно с возможностью запустить <text:span text:style-name="T2">Core </text:span>геймпле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10:23:52.077000000</meta:creation-date>
    <dc:date>2025-03-22T10:29:00.086000000</dc:date>
    <meta:editing-duration>PT5M8S</meta:editing-duration>
    <meta:editing-cycles>1</meta:editing-cycles>
    <meta:document-statistic meta:table-count="0" meta:image-count="0" meta:object-count="0" meta:page-count="1" meta:paragraph-count="14" meta:word-count="86" meta:character-count="549" meta:non-whitespace-character-count="484"/>
    <meta:generator>LibreOffice/7.5.5.2$Windows_X86_64 LibreOffice_project/ca8fe7424262805f223b9a2334bc7181abbcbf5e</meta:generator>
  </office:meta>
</office:document-meta>
</file>